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7688" calcext:value-type="float">
            <text:p>98.0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1048" calcext:value-type="float">
            <text:p>98.3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8584" calcext:value-type="float">
            <text:p>98.3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5744" calcext:value-type="float">
            <text:p>98.5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476" calcext:value-type="float">
            <text:p>99.0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2168" calcext:value-type="float">
            <text:p>99.6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3216" calcext:value-type="float">
            <text:p>102.6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1744" calcext:value-type="float">
            <text:p>104.6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9592" calcext:value-type="float">
            <text:p>104.9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544" calcext:value-type="float">
            <text:p>104.9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2616" calcext:value-type="float">
            <text:p>101.7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3144" calcext:value-type="float">
            <text:p>100.5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928" calcext:value-type="float">
            <text:p>100.0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0856" calcext:value-type="float">
            <text:p>99.0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8496" calcext:value-type="float">
            <text:p>91.5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0456" calcext:value-type="float">
            <text:p>92.0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9912" calcext:value-type="float">
            <text:p>92.2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9528" calcext:value-type="float">
            <text:p>93.7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8672" calcext:value-type="float">
            <text:p>93.7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7424" calcext:value-type="float">
            <text:p>92.9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2768" calcext:value-type="float">
            <text:p>93.0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7256" calcext:value-type="float">
            <text:p>93.1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404" calcext:value-type="float">
            <text:p>93.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7192" calcext:value-type="float">
            <text:p>93.3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7816" calcext:value-type="float">
            <text:p>93.7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3912" calcext:value-type="float">
            <text:p>93.7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0008" calcext:value-type="float">
            <text:p>93.7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8824" calcext:value-type="float">
            <text:p>96.5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8296" calcext:value-type="float">
            <text:p>97.6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5624" calcext:value-type="float">
            <text:p>97.5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3368" calcext:value-type="float">
            <text:p>97.8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0944" calcext:value-type="float">
            <text:p>98.2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2488" calcext:value-type="float">
            <text:p>98.3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6264" calcext:value-type="float">
            <text:p>98.8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6304" calcext:value-type="float">
            <text:p>99.2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2336" calcext:value-type="float">
            <text:p>99.4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292" calcext:value-type="float">
            <text:p>99.5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3104" calcext:value-type="float">
            <text:p>100.2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5128" calcext:value-type="float">
            <text:p>100.4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6192" calcext:value-type="float">
            <text:p>100.5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7256" calcext:value-type="float">
            <text:p>100.7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6624" calcext:value-type="float">
            <text:p>101.7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09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08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4-02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3-08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3-02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2-08-1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2-08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2-02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1-07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1-01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0-08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20-01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9-01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8-07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8-03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7-12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7-05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6-10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6-07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5-11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5-04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4-12-0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4-10-1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4-04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3-10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3-08-14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2-12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2-10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2-07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2-06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2-05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1-10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8128" calcext:value-type="float">
            <text:p>97.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1-07-0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1-03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0-12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0-08-0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0-07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0-05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10-02-2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9-08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7-11-0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4904" calcext:value-type="float">
            <text:p>99.4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58094161001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195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6" meta:object-count="0"/>
    <meta:user-defined meta:name="AppVersion">3.0</meta:user-defined>
  </office:meta>
</office:document-meta>
</file>